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bf02" officeooo:paragraph-rsid="001ebf02"/>
    </style:style>
    <style:style style:name="P2" style:family="paragraph" style:parent-style-name="Standard">
      <style:text-properties officeooo:rsid="0020b900" officeooo:paragraph-rsid="0020b900"/>
    </style:style>
    <style:style style:name="P3" style:family="paragraph" style:parent-style-name="Standard">
      <style:text-properties officeooo:rsid="00211899" officeooo:paragraph-rsid="00211899"/>
    </style:style>
    <style:style style:name="P4" style:family="paragraph" style:parent-style-name="Standard">
      <style:text-properties officeooo:rsid="0011cd57" officeooo:paragraph-rsid="0024d57c"/>
    </style:style>
    <style:style style:name="P5" style:family="paragraph" style:parent-style-name="Standard">
      <style:text-properties officeooo:rsid="0024d57c" officeooo:paragraph-rsid="0024d57c"/>
    </style:style>
    <style:style style:name="P6" style:family="paragraph" style:parent-style-name="Standard">
      <style:text-properties officeooo:rsid="0024d57c" officeooo:paragraph-rsid="00283ec8"/>
    </style:style>
    <style:style style:name="P7" style:family="paragraph" style:parent-style-name="Standard">
      <style:text-properties officeooo:rsid="0024ec22" officeooo:paragraph-rsid="00283ec8"/>
    </style:style>
    <style:style style:name="P8" style:family="paragraph" style:parent-style-name="Standard">
      <style:text-properties officeooo:rsid="0026b499" officeooo:paragraph-rsid="0026b499"/>
    </style:style>
    <style:style style:name="P9" style:family="paragraph" style:parent-style-name="Standard">
      <style:text-properties officeooo:rsid="002ba807" officeooo:paragraph-rsid="002ba807"/>
    </style:style>
    <style:style style:name="P10" style:family="paragraph" style:parent-style-name="Standard">
      <style:text-properties officeooo:rsid="0024d57c" officeooo:paragraph-rsid="0024d57c"/>
    </style:style>
    <style:style style:name="P11" style:family="paragraph" style:parent-style-name="Standard">
      <style:text-properties officeooo:rsid="002dfa2b" officeooo:paragraph-rsid="002dfa2b"/>
    </style:style>
    <style:style style:name="P12" style:family="paragraph" style:parent-style-name="Standard">
      <style:text-properties officeooo:rsid="002f4acb" officeooo:paragraph-rsid="002f4acb"/>
    </style:style>
    <style:style style:name="P13" style:family="paragraph" style:parent-style-name="Standard">
      <style:text-properties officeooo:rsid="00308e39" officeooo:paragraph-rsid="00308e39"/>
    </style:style>
    <style:style style:name="T1" style:family="text">
      <style:text-properties officeooo:rsid="00211899"/>
    </style:style>
    <style:style style:name="T2" style:family="text">
      <style:text-properties officeooo:rsid="0024d57c"/>
    </style:style>
    <style:style style:name="T3" style:family="text">
      <style:text-properties officeooo:rsid="0024ec22"/>
    </style:style>
    <style:style style:name="T4" style:family="text">
      <style:text-properties officeooo:rsid="00277647"/>
    </style:style>
    <style:style style:name="T5" style:family="text">
      <style:text-properties officeooo:rsid="00283ec8"/>
    </style:style>
    <style:style style:name="T6" style:family="text">
      <style:text-properties officeooo:rsid="00290f19"/>
    </style:style>
    <style:style style:name="T7" style:family="text">
      <style:text-properties officeooo:rsid="00308e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 ICA on each of the questions one by one (I think it was the same previously)</text:p>
      <text:p text:style-name="P1">do what Mohammad suggested (pool data by ICA direction(+ve or -ve) (arrange them from highly positive to negative)</text:p>
      <text:p text:style-name="P1"/>
      <text:p text:style-name="P1"/>
      <text:p text:style-name="P2">3d to 2d <text:span text:style-name="T1">different ways</text:span></text:p>
      <text:p text:style-name="P2"/>
      <text:p text:style-name="P3">neuron x rat x trials</text:p>
      <text:p text:style-name="P3">IC x subject x questions</text:p>
      <text:p text:style-name="P3"/>
      <text:p text:style-name="P3">email</text:p>
      <text:p text:style-name="P3"/>
      <text:p text:style-name="P3"/>
      <text:p text:style-name="P8">3-May-2021</text:p>
      <text:p text:style-name="P4">1- Reflect loadings, then do a matrix of subject X score <text:span text:style-name="T4">(from -1 to +1)</text:span> (five ICs) – <text:span text:style-name="T2">five subject groups</text:span></text:p>
      <text:p text:style-name="P7"><text:span text:style-name="T5">2</text:span>- confusion matrix of similarity <text:span text:style-name="T6">(5 figures)</text:span></text:p>
      <text:p text:style-name="P6"><text:span text:style-name="T5">3</text:span>- double thresolding to detect which questions pass the 0.25, and 0.8 thresholds <text:span text:style-name="T6">(5 figures) alspo, add the surviving questions on a separate line</text:span></text:p>
      <text:p text:style-name="P5"><text:span text:style-name="T3">4</text:span>- for each IC, count the number of positive questions and neg questions (figure of 5 tics, 10 columns)</text:p>
      <text:p text:style-name="P9">5- do more from your own</text:p>
      <text:p text:style-name="P9"/>
      <text:p text:style-name="P5"/>
      <text:p text:style-name="P11">11-May-2021</text:p>
      <text:p text:style-name="P11">1- do the correlation between subjects (and not questions)</text:p>
      <text:p text:style-name="P12">2- histogram of the frequency of 1s and -1s (density distribution above, and one below) → <text:span text:style-name="T7">make it a histogram</text:span></text:p>
      <text:p text:style-name="P13">3- make sure of the inter-IC correlations (fix the code)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ar" style:country-complex="EG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4-28T16:07:44.797647176</meta:creation-date>
    <dc:date>2021-05-11T15:43:40.678330963</dc:date>
    <meta:editing-duration>PT30M44S</meta:editing-duration>
    <meta:editing-cycles>14</meta:editing-cycles>
    <meta:generator>LibreOffice/7.1.3.2$Linux_X86_64 LibreOffice_project/7fefe725e5592600357e1894473a23e841987400</meta:generator>
    <meta:document-statistic meta:table-count="0" meta:image-count="0" meta:object-count="0" meta:page-count="1" meta:paragraph-count="16" meta:word-count="168" meta:character-count="934" meta:non-whitespace-character-count="781"/>
  </office:meta>
</office:document-meta>
</file>